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sans-serif" svg:font-family="sans-serif"/>
    <style:font-face style:name="serif" svg:font-family="serif"/>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ourier 10 Pitch" fo:font-size="10pt" officeooo:rsid="001d68fc" officeooo:paragraph-rsid="001d68fc" style:font-size-asian="10pt" style:font-size-complex="10pt"/>
    </style:style>
    <style:style style:name="P2" style:family="paragraph" style:parent-style-name="Standard">
      <style:text-properties style:font-name="Courier 10 Pitch" fo:font-size="10pt" officeooo:rsid="001d68fc" officeooo:paragraph-rsid="002c7c25" style:font-size-asian="10pt" style:font-size-complex="10pt"/>
    </style:style>
    <style:style style:name="P3" style:family="paragraph" style:parent-style-name="Standard">
      <style:text-properties style:font-name="Courier 10 Pitch" fo:font-size="10pt" officeooo:rsid="001d68fc" officeooo:paragraph-rsid="002d60df" style:font-size-asian="10pt" style:font-size-complex="10pt"/>
    </style:style>
    <style:style style:name="P4" style:family="paragraph" style:parent-style-name="Standard">
      <style:text-properties style:font-name="Courier 10 Pitch" fo:font-size="10pt" officeooo:rsid="001d68fc" officeooo:paragraph-rsid="0034f27a" style:font-size-asian="10pt" style:font-size-complex="10pt"/>
    </style:style>
    <style:style style:name="P5" style:family="paragraph" style:parent-style-name="Standard">
      <style:text-properties style:font-name="Courier 10 Pitch" fo:font-size="10pt" officeooo:rsid="001d68fc" officeooo:paragraph-rsid="003749fb" style:font-size-asian="10pt" style:font-size-complex="10pt"/>
    </style:style>
    <style:style style:name="P6" style:family="paragraph" style:parent-style-name="Standard">
      <style:text-properties style:font-name="Courier 10 Pitch" fo:font-size="10pt" officeooo:rsid="001d68fc" officeooo:paragraph-rsid="00382d27" style:font-size-asian="10pt" style:font-size-complex="10pt"/>
    </style:style>
    <style:style style:name="P7" style:family="paragraph" style:parent-style-name="Standard">
      <style:text-properties style:font-name="Courier 10 Pitch" fo:font-size="10pt" officeooo:rsid="001d1624" officeooo:paragraph-rsid="002ac13d" style:font-size-asian="10pt" style:font-size-complex="10pt"/>
    </style:style>
    <style:style style:name="P8" style:family="paragraph" style:parent-style-name="Standard">
      <style:text-properties style:font-name="Courier 10 Pitch" fo:font-size="10pt" officeooo:rsid="001d1624" officeooo:paragraph-rsid="001d68fc" style:font-size-asian="10pt" style:font-size-complex="10pt"/>
    </style:style>
    <style:style style:name="P9" style:family="paragraph" style:parent-style-name="Standard">
      <style:text-properties style:font-name="Courier 10 Pitch" fo:font-size="10pt" officeooo:rsid="001d1624" officeooo:paragraph-rsid="002b8bc2" style:font-size-asian="10pt" style:font-size-complex="10pt"/>
    </style:style>
    <style:style style:name="P10" style:family="paragraph" style:parent-style-name="Standard">
      <style:text-properties style:font-name="Courier 10 Pitch" fo:font-size="10pt" officeooo:rsid="001d1624" officeooo:paragraph-rsid="001d1624" style:font-size-asian="10pt" style:font-size-complex="10pt"/>
    </style:style>
    <style:style style:name="P11" style:family="paragraph" style:parent-style-name="Standard">
      <style:text-properties style:font-name="Courier 10 Pitch" fo:font-size="10pt" officeooo:rsid="001d1624" officeooo:paragraph-rsid="001ec6d3" style:font-size-asian="10pt" style:font-size-complex="10pt"/>
    </style:style>
    <style:style style:name="P12" style:family="paragraph" style:parent-style-name="Standard">
      <style:text-properties style:font-name="Courier 10 Pitch" fo:font-size="10pt" officeooo:rsid="001d1624" officeooo:paragraph-rsid="0023ceec" style:font-size-asian="10pt" style:font-size-complex="10pt"/>
    </style:style>
    <style:style style:name="P13" style:family="paragraph" style:parent-style-name="Standard">
      <style:text-properties style:font-name="Courier 10 Pitch" fo:font-size="10pt" officeooo:rsid="001d1624" officeooo:paragraph-rsid="00245cb1" style:font-size-asian="10pt" style:font-size-complex="10pt"/>
    </style:style>
    <style:style style:name="P14" style:family="paragraph" style:parent-style-name="Standard">
      <style:text-properties style:font-name="Courier 10 Pitch" fo:font-size="10pt" officeooo:rsid="001d1624" officeooo:paragraph-rsid="002c7c25" style:font-size-asian="10pt" style:font-size-complex="10pt"/>
    </style:style>
    <style:style style:name="P15" style:family="paragraph" style:parent-style-name="Standard">
      <style:text-properties style:font-name="Courier 10 Pitch" fo:font-size="10pt" officeooo:rsid="001d1624" officeooo:paragraph-rsid="0034e1d5" style:font-size-asian="10pt" style:font-size-complex="10pt"/>
    </style:style>
    <style:style style:name="P16" style:family="paragraph" style:parent-style-name="Standard">
      <style:text-properties style:font-name="Courier 10 Pitch" fo:font-size="10pt" officeooo:rsid="001d1624" officeooo:paragraph-rsid="00382d27" style:font-size-asian="10pt" style:font-size-complex="10pt"/>
    </style:style>
    <style:style style:name="P17" style:family="paragraph" style:parent-style-name="Standard">
      <style:text-properties style:font-name="Courier 10 Pitch" fo:font-size="10pt" officeooo:rsid="0020b519" officeooo:paragraph-rsid="002c7c25" style:font-size-asian="10pt" style:font-size-complex="10pt"/>
    </style:style>
    <style:style style:name="P18" style:family="paragraph" style:parent-style-name="Standard">
      <style:text-properties style:font-name="Courier 10 Pitch" fo:font-size="10pt" officeooo:rsid="001ec6d3" officeooo:paragraph-rsid="0034e1d5" style:font-size-asian="10pt" style:font-size-complex="10pt"/>
    </style:style>
    <style:style style:name="P19" style:family="paragraph" style:parent-style-name="Standard">
      <style:text-properties style:font-name="Courier 10 Pitch" fo:font-size="10pt" officeooo:paragraph-rsid="002c7c25" style:font-size-asian="10pt" style:font-size-complex="10pt"/>
    </style:style>
    <style:style style:name="P20" style:family="paragraph" style:parent-style-name="Standard">
      <style:text-properties style:font-name="Courier 10 Pitch" fo:font-size="10pt" officeooo:rsid="0034e1d5" officeooo:paragraph-rsid="0034e1d5" style:font-size-asian="10pt" style:font-size-complex="10pt"/>
    </style:style>
    <style:style style:name="P21" style:family="paragraph" style:parent-style-name="Standard">
      <style:text-properties style:font-name="Courier 10 Pitch" fo:font-size="10pt" officeooo:rsid="003adc25" officeooo:paragraph-rsid="003adc25" style:font-size-asian="10pt" style:font-size-complex="10pt"/>
    </style:style>
    <style:style style:name="P22" style:family="paragraph" style:parent-style-name="Standard">
      <style:text-properties style:font-name="Courier 10 Pitch" fo:font-size="10pt" fo:language="ru" fo:country="RU" officeooo:rsid="001d68fc" officeooo:paragraph-rsid="002c7c25" style:font-size-asian="10pt" style:font-size-complex="10pt"/>
    </style:style>
    <style:style style:name="P23" style:family="paragraph" style:parent-style-name="Standard">
      <style:text-properties style:font-name="Courier 10 Pitch" fo:font-size="10pt" fo:language="ru" fo:country="RU" officeooo:rsid="001f26b0" officeooo:paragraph-rsid="002c7c25" style:font-size-asian="10pt" style:font-size-complex="10pt"/>
    </style:style>
    <style:style style:name="P24" style:family="paragraph" style:parent-style-name="Standard">
      <style:text-properties style:font-name="Courier 10 Pitch" fo:font-size="10pt" fo:language="ru" fo:country="RU" officeooo:rsid="0020b519" officeooo:paragraph-rsid="0032c7f9" style:font-size-asian="10pt" style:font-size-complex="10pt"/>
    </style:style>
    <style:style style:name="P25" style:family="paragraph" style:parent-style-name="Standard">
      <style:text-properties style:font-name="Courier 10 Pitch" fo:font-size="10pt" fo:language="en" fo:country="US" officeooo:rsid="0025fc6f" officeooo:paragraph-rsid="00276c26" style:font-size-asian="10pt" style:font-size-complex="10pt"/>
    </style:style>
    <style:style style:name="P26" style:family="paragraph" style:parent-style-name="Standard">
      <style:text-properties fo:language="ru" fo:country="RU" officeooo:paragraph-rsid="002c7c25"/>
    </style:style>
    <style:style style:name="P27" style:family="paragraph" style:parent-style-name="Standard">
      <style:text-properties fo:language="en" fo:country="US" officeooo:rsid="0025fc6f" officeooo:paragraph-rsid="0025fc6f"/>
    </style:style>
    <style:style style:name="P28" style:family="paragraph" style:parent-style-name="Standard">
      <style:text-properties fo:language="en" fo:country="US" officeooo:rsid="0025fc6f" officeooo:paragraph-rsid="002c53dc"/>
    </style:style>
    <style:style style:name="P29" style:family="paragraph" style:parent-style-name="Standard">
      <style:text-properties fo:language="en" fo:country="US" officeooo:rsid="002893a9" officeooo:paragraph-rsid="002893a9"/>
    </style:style>
    <style:style style:name="P30" style:family="paragraph" style:parent-style-name="Standard">
      <style:text-properties officeooo:paragraph-rsid="002c53dc"/>
    </style:style>
    <style:style style:name="P31" style:family="paragraph" style:parent-style-name="Standard">
      <style:text-properties officeooo:paragraph-rsid="0025fc6f"/>
    </style:style>
    <style:style style:name="P32" style:family="paragraph" style:parent-style-name="Standard">
      <style:text-properties officeooo:paragraph-rsid="002893a9"/>
    </style:style>
    <style:style style:name="P33" style:family="paragraph" style:parent-style-name="Standard">
      <style:text-properties officeooo:paragraph-rsid="002c7c25"/>
    </style:style>
    <style:style style:name="P34" style:family="paragraph" style:parent-style-name="Standard">
      <style:text-properties officeooo:paragraph-rsid="002e1b77"/>
    </style:style>
    <style:style style:name="P35" style:family="paragraph" style:parent-style-name="Standard">
      <style:text-properties fo:font-style="normal" fo:font-weight="normal" officeooo:rsid="002e1b77" officeooo:paragraph-rsid="002fa896" style:font-style-asian="normal" style:font-weight-asian="normal" style:font-style-complex="normal" style:font-weight-complex="normal"/>
    </style:style>
    <style:style style:name="P36" style:family="paragraph" style:parent-style-name="Standard">
      <style:text-properties officeooo:paragraph-rsid="002fa896"/>
    </style:style>
    <style:style style:name="P37" style:family="paragraph" style:parent-style-name="Standard">
      <style:text-properties officeooo:paragraph-rsid="00382d27"/>
    </style:style>
    <style:style style:name="P38" style:family="paragraph" style:parent-style-name="Standard">
      <style:text-properties officeooo:rsid="003991b4" officeooo:paragraph-rsid="003991b4"/>
    </style:style>
    <style:style style:name="P39" style:family="paragraph" style:parent-style-name="Standard">
      <style:text-properties officeooo:paragraph-rsid="003adc25"/>
    </style:style>
    <style:style style:name="P40" style:family="paragraph" style:parent-style-name="Standard">
      <style:text-properties officeooo:paragraph-rsid="003c4518"/>
    </style:style>
    <style:style style:name="P41" style:family="paragraph" style:parent-style-name="Standard">
      <style:text-properties style:font-name="Courier 10 Pitch" fo:font-size="10pt" officeooo:rsid="002b8bc2" officeooo:paragraph-rsid="002b8bc2" style:font-size-asian="10pt" style:font-size-complex="10pt"/>
    </style:style>
    <style:style style:name="P42" style:family="paragraph" style:parent-style-name="Standard">
      <style:text-properties style:font-name="Courier 10 Pitch" fo:font-size="10pt" officeooo:rsid="001d68fc" officeooo:paragraph-rsid="002c53dc" style:font-size-asian="10pt" style:font-size-complex="10pt"/>
    </style:style>
    <style:style style:name="P43" style:family="paragraph" style:parent-style-name="Standard">
      <style:text-properties style:font-name="Courier 10 Pitch" fo:font-size="10pt" officeooo:rsid="001d68fc" officeooo:paragraph-rsid="0034f27a" style:font-size-asian="10pt" style:font-size-complex="10pt"/>
    </style:style>
    <style:style style:name="P44" style:family="paragraph" style:parent-style-name="Standard">
      <style:text-properties style:font-name="Courier 10 Pitch" fo:font-size="10pt" officeooo:rsid="003e3c77" officeooo:paragraph-rsid="003e3c77" style:font-size-asian="10pt" style:font-size-complex="10pt"/>
    </style:style>
    <style:style style:name="P45" style:family="paragraph" style:parent-style-name="Standard">
      <style:text-properties style:font-name="Courier 10 Pitch" fo:font-size="10pt" fo:language="ru" fo:country="RU" officeooo:rsid="001d68fc" officeooo:paragraph-rsid="002c7c25" style:font-size-asian="10pt" style:font-size-complex="10pt"/>
    </style:style>
    <style:style style:name="P46" style:family="paragraph" style:parent-style-name="Standard">
      <style:text-properties style:font-name="Courier 10 Pitch" fo:font-size="10pt" fo:language="ru" fo:country="RU" officeooo:rsid="001d68fc" officeooo:paragraph-rsid="0034e1d5" style:font-size-asian="10pt" style:font-size-complex="10pt"/>
    </style:style>
    <style:style style:name="P47" style:family="paragraph" style:parent-style-name="Standard">
      <style:text-properties style:font-name="Courier 10 Pitch" fo:font-size="10pt" fo:language="ru" fo:country="RU" officeooo:rsid="0023ceec" officeooo:paragraph-rsid="002c7c25" style:font-size-asian="10pt" style:font-size-complex="10pt"/>
    </style:style>
    <style:style style:name="P48" style:family="paragraph" style:parent-style-name="Standard">
      <style:text-properties style:font-name="Courier 10 Pitch" fo:font-size="10pt" fo:language="ru" fo:country="RU" officeooo:rsid="0034e1d5" officeooo:paragraph-rsid="0034e1d5" style:font-size-asian="10pt" style:font-size-complex="10pt"/>
    </style:style>
    <style:style style:name="P49" style:family="paragraph" style:parent-style-name="Standard">
      <style:text-properties style:font-name="Courier 10 Pitch" fo:font-size="10pt" fo:language="ru" fo:country="RU" officeooo:rsid="001d1624" officeooo:paragraph-rsid="002c53dc" style:font-size-asian="10pt" style:font-size-complex="10pt"/>
    </style:style>
    <style:style style:name="P50" style:family="paragraph" style:parent-style-name="Standard">
      <style:text-properties style:font-name="Courier 10 Pitch" fo:font-size="10pt" fo:language="ru" fo:country="RU" officeooo:rsid="003991b4" officeooo:paragraph-rsid="003991b4" style:font-size-asian="10pt" style:font-size-complex="10pt"/>
    </style:style>
    <style:style style:name="P51" style:family="paragraph" style:parent-style-name="Standard">
      <style:text-properties officeooo:rsid="002e1b77" officeooo:paragraph-rsid="002e1b77"/>
    </style:style>
    <style:style style:name="P52" style:family="paragraph" style:parent-style-name="Standard">
      <style:text-properties fo:font-style="italic" fo:font-weight="bold" officeooo:rsid="002e1b77" officeooo:paragraph-rsid="002e1b77"/>
    </style:style>
    <style:style style:name="P53" style:family="paragraph" style:parent-style-name="Standard">
      <style:text-properties fo:font-style="italic" fo:font-weight="normal" officeooo:rsid="002fa896" officeooo:paragraph-rsid="002fa896" style:font-style-asian="normal" style:font-weight-asian="normal" style:font-style-complex="normal" style:font-weight-complex="normal"/>
    </style:style>
    <style:style style:name="P54" style:family="paragraph" style:parent-style-name="Standard">
      <style:text-properties officeooo:rsid="00245cb1" officeooo:paragraph-rsid="002e1b77"/>
    </style:style>
    <style:style style:name="P55" style:family="paragraph" style:parent-style-name="Standard">
      <style:text-properties fo:language="en" fo:country="US" officeooo:rsid="0025fc6f" officeooo:paragraph-rsid="0025fc6f"/>
    </style:style>
    <style:style style:name="P56" style:family="paragraph" style:parent-style-name="Standard">
      <style:text-properties fo:language="en" fo:country="US" officeooo:rsid="002893a9" officeooo:paragraph-rsid="002893a9"/>
    </style:style>
    <style:style style:name="T1" style:family="text">
      <style:text-properties officeooo:rsid="001d1624"/>
    </style:style>
    <style:style style:name="T2" style:family="text">
      <style:text-properties style:font-name="Courier 10 Pitch" fo:font-size="10pt" officeooo:rsid="001d1624" style:font-size-asian="10pt" style:font-size-complex="10pt"/>
    </style:style>
    <style:style style:name="T3" style:family="text">
      <style:text-properties style:font-name="Courier 10 Pitch" fo:font-size="10pt" officeooo:rsid="00245cb1" style:font-size-asian="10pt" style:font-size-complex="10pt"/>
    </style:style>
    <style:style style:name="T4" style:family="text">
      <style:text-properties style:font-name="Courier 10 Pitch" fo:font-size="10pt" officeooo:rsid="003adc25" style:font-size-asian="10pt" style:font-size-complex="10pt"/>
    </style:style>
    <style:style style:name="T5" style:family="text">
      <style:text-properties style:font-name="Courier 10 Pitch" fo:font-size="10pt" fo:language="ru" fo:country="RU" style:font-size-asian="10pt" style:font-size-complex="10pt"/>
    </style:style>
    <style:style style:name="T6" style:family="text">
      <style:text-properties style:font-name="Courier 10 Pitch" fo:font-size="10pt" fo:language="ru" fo:country="RU" officeooo:rsid="001d1624" style:font-size-asian="10pt" style:font-size-complex="10pt"/>
    </style:style>
    <style:style style:name="T7" style:family="text">
      <style:text-properties style:font-name="Courier 10 Pitch" fo:font-size="10pt" fo:language="ru" fo:country="RU" officeooo:rsid="0020b519" style:font-size-asian="10pt" style:font-size-complex="10pt"/>
    </style:style>
    <style:style style:name="T8" style:family="text">
      <style:text-properties style:font-name="Courier 10 Pitch" fo:font-size="10pt" fo:language="ru" fo:country="RU" officeooo:rsid="0023ceec" style:font-size-asian="10pt" style:font-size-complex="10pt"/>
    </style:style>
    <style:style style:name="T9" style:family="text">
      <style:text-properties style:font-name="Courier 10 Pitch" fo:font-size="10pt" fo:language="ru" fo:country="RU" officeooo:rsid="001d68fc" style:font-size-asian="10pt" style:font-size-complex="10pt"/>
    </style:style>
    <style:style style:name="T10" style:family="text">
      <style:text-properties style:font-name="Courier 10 Pitch" fo:font-size="10pt" fo:language="ru" fo:country="RU" officeooo:rsid="00245cb1" style:font-size-asian="10pt" style:font-size-complex="10pt"/>
    </style:style>
    <style:style style:name="T11" style:family="text">
      <style:text-properties style:font-name="Courier 10 Pitch" fo:font-size="10pt" fo:language="en" fo:country="US" officeooo:rsid="002893a9" style:font-size-asian="10pt" style:font-size-complex="10pt"/>
    </style:style>
    <style:style style:name="T12" style:family="text">
      <style:text-properties fo:language="ru" fo:country="RU"/>
    </style:style>
    <style:style style:name="T13" style:family="text">
      <style:text-properties fo:language="ru" fo:country="RU" officeooo:rsid="001d1624"/>
    </style:style>
    <style:style style:name="T14" style:family="text">
      <style:text-properties fo:language="ru" fo:country="RU" officeooo:rsid="001d68fc"/>
    </style:style>
    <style:style style:name="T15" style:family="text">
      <style:text-properties fo:language="ru" fo:country="RU" officeooo:rsid="001f26b0"/>
    </style:style>
    <style:style style:name="T16" style:family="text">
      <style:text-properties fo:language="ru" fo:country="RU" officeooo:rsid="00220db6"/>
    </style:style>
    <style:style style:name="T17" style:family="text">
      <style:text-properties fo:language="ru" fo:country="RU" officeooo:rsid="00245cb1"/>
    </style:style>
    <style:style style:name="T18" style:family="text">
      <style:text-properties fo:language="ru" fo:country="RU" officeooo:rsid="0023ceec"/>
    </style:style>
    <style:style style:name="T19" style:family="text">
      <style:text-properties fo:language="ru" fo:country="RU" fo:font-style="italic"/>
    </style:style>
    <style:style style:name="T20" style:family="text">
      <style:text-properties fo:language="ru" fo:country="RU" officeooo:rsid="001ec6d3"/>
    </style:style>
    <style:style style:name="T21" style:family="text">
      <style:text-properties fo:language="ru" fo:country="RU" officeooo:rsid="0034e1d5"/>
    </style:style>
    <style:style style:name="T22" style:family="text">
      <style:text-properties fo:language="ru" fo:country="RU" officeooo:rsid="003654cf"/>
    </style:style>
    <style:style style:name="T23" style:family="text">
      <style:text-properties fo:language="ru" fo:country="RU" officeooo:rsid="00382d27"/>
    </style:style>
    <style:style style:name="T24" style:family="text">
      <style:text-properties officeooo:rsid="001d68fc"/>
    </style:style>
    <style:style style:name="T25" style:family="text">
      <style:text-properties officeooo:rsid="001ec6d3"/>
    </style:style>
    <style:style style:name="T26" style:family="text">
      <style:text-properties officeooo:rsid="001f26b0"/>
    </style:style>
    <style:style style:name="T27" style:family="text">
      <style:text-properties officeooo:rsid="00245cb1"/>
    </style:style>
    <style:style style:name="T28" style:family="text">
      <style:text-properties fo:language="en" fo:country="US"/>
    </style:style>
    <style:style style:name="T29" style:family="text">
      <style:text-properties fo:language="en" fo:country="US" officeooo:rsid="0025fc6f"/>
    </style:style>
    <style:style style:name="T30" style:family="text">
      <style:text-properties fo:language="en" fo:country="US" officeooo:rsid="00245cb1"/>
    </style:style>
    <style:style style:name="T31" style:family="text">
      <style:text-properties fo:language="en" fo:country="US" officeooo:rsid="00276c26"/>
    </style:style>
    <style:style style:name="T32" style:family="text">
      <style:text-properties fo:language="en" fo:country="US" officeooo:rsid="002893a9"/>
    </style:style>
    <style:style style:name="T33" style:family="text">
      <style:text-properties fo:language="en" fo:country="US" officeooo:rsid="002c53dc"/>
    </style:style>
    <style:style style:name="T34" style:family="text">
      <style:text-properties officeooo:rsid="002b8bc2"/>
    </style:style>
    <style:style style:name="T35" style:family="text">
      <style:text-properties officeooo:rsid="002c7c25"/>
    </style:style>
    <style:style style:name="T36" style:family="text">
      <style:text-properties officeooo:rsid="002e1b77"/>
    </style:style>
    <style:style style:name="T37" style:family="text">
      <style:text-properties fo:font-style="italic"/>
    </style:style>
    <style:style style:name="T38" style:family="text">
      <style:text-properties fo:font-style="italic" fo:font-weight="bold"/>
    </style:style>
    <style:style style:name="T39" style:family="text">
      <style:text-properties fo:font-style="italic" officeooo:rsid="002fa896"/>
    </style:style>
    <style:style style:name="T40" style:family="text">
      <style:text-properties fo:font-style="italic" fo:font-weight="normal" officeooo:rsid="002fa896" style:font-style-asian="normal" style:font-weight-asian="normal" style:font-style-complex="normal" style:font-weight-complex="normal"/>
    </style:style>
    <style:style style:name="T41" style:family="text">
      <style:text-properties officeooo:rsid="002fa896"/>
    </style:style>
    <style:style style:name="T42" style:family="text">
      <style:text-properties officeooo:rsid="0032c7f9"/>
    </style:style>
    <style:style style:name="T43" style:family="text">
      <style:text-properties officeooo:rsid="003654cf"/>
    </style:style>
    <style:style style:name="T44" style:family="text">
      <style:text-properties officeooo:rsid="00382d27"/>
    </style:style>
    <style:style style:name="T45" style:family="text">
      <style:text-properties style:font-name="sans-serif" fo:font-size="12pt"/>
    </style:style>
    <style:style style:name="T46" style:family="text">
      <style:text-properties style:font-name="serif" fo:font-size="11.25pt"/>
    </style:style>
    <style:style style:name="T47" style:family="text">
      <style:text-properties style:font-name="serif" fo:font-size="10.5pt"/>
    </style:style>
    <style:style style:name="T48" style:family="text">
      <style:text-properties style:font-name="monospace" fo:font-size="11.2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a xlink:type="simple" xlink:href="https://www.nxp.com/docs/en/reference-manual/MSL_C_Reference.pdf#M38.9.32548.Head.B.atoi" text:style-name="Internet_20_link" text:visited-style-name="Visited_20_Internet_20_Link">https://www.nxp.com/docs/en/reference-manual/MSL_C_Reference.pdf#M38.9.32548.Head.B.atoi</text:a></text:p>
      <text:p text:style-name="P44"><text:span text:style-name="T45">Remarks</text:span><text:span text:style-name="T46">The </text:span><text:span text:style-name="T48">atoi()</text:span> <text:span text:style-name="T46">function converts the character array pointed to by </text:span><text:span text:style-name="T48">nptr</text:span> <text:span text:style-name="T46">to an integer value. Except for its behavior on error, this function is the equivalent of the call</text:span> <text:span text:style-name="T48">(int)strtol(nptr, (char **)NULL, 10); </text:span><text:span text:style-name="T46">This function sets the global variable </text:span><text:span text:style-name="T48">errno</text:span> <text:span text:style-name="T46">to </text:span><text:span text:style-name="T48">ERANGE</text:span> <text:span text:style-name="T46">if the converted value cannot be expressed as a value of type int.</text:span><text:span text:style-name="T48">atoi()</text:span> <text:span text:style-name="T46">returns an integer value of type </text:span><text:span text:style-name="T48">int</text:span><text:span text:style-name="T47">.</text:span><text:span text:style-name="T46">This function may not be implemented on all platforms</text:span></text:p>
      <text:p text:style-name="P4"/>
      <text:p text:style-name="P4"/>
      <text:p text:style-name="P4"># <text:span text:style-name="T1">ft_atoi(). Fashion has you, Neo</text:span></text:p>
      <text:p text:style-name="P5">!<text:span text:style-name="T43">[which one, Neo](https://pbs.twimg.com/profile_images/378800000102138254/ab739babece3b71eb32aeed726caffa8.png)</text:span></text:p>
      <text:p text:style-name="P1">## Вступление</text:p>
      <text:p text:style-name="P39"><text:span text:style-name="T4">&gt; </text:span>Работу программистов следует оценивать не по их изобретательности и логике, а по полноте анализа каждой ситуации. </text:p>
      <text:p text:style-name="P40"><text:span text:style-name="T4">&gt; </text:span><text:a xlink:type="simple" xlink:href="https://kartaslov.ru/цитаты/Алан_Перлис" text:style-name="Internet_20_link" text:visited-style-name="Visited_20_Internet_20_Link">Алан Перлис (1922–1990) — американский учёный в области информатики</text:a></text:p>
      <text:p text:style-name="P21"/>
      <text:p text:style-name="P7">Задача проектирования функции ft_atoi() встречается нам в проектах [libft](https://cdn.intra.42.fr/pdf/pdf/1330/libft.en.pdf) в основном обучении (cursus «42») и в [Day 03](https://cdn.intra.42.fr/pdf/pdf/817/d03.en.pdf) и [Day 05](<text:a xlink:type="simple" xlink:href="https://cdn.intra.42.fr/pdf/pdf/819/d05.en.pdf" text:style-name="Internet_20_link" text:visited-style-name="Visited_20_Internet_20_Link">https://cdn.intra.42.fr/pdf/pdf/819/d05.en.pdf</text:a>) вступительного бассейна (cursus «Piscine C»).</text:p>
      <text:p text:style-name="P10"/>
      <text:p text:style-name="P9"><text:span text:style-name="T24">### </text:span>В статье мы обсудим:</text:p>
      <text:p text:style-name="P41">1. Достаточная формулировка</text:p>
      <text:p text:style-name="P9"><text:span text:style-name="T34"><text:tab/>1</text:span>. <text:span text:style-name="T24">Общая формулировка задания. </text:span></text:p>
      <text:p text:style-name="P9"><text:tab/><text:span text:style-name="T26">2. Коротко о главном. Этого достаточно, чтобы пройти тест Moulinette и grademe.</text:span> </text:p>
      <text:p text:style-name="P10"><text:span text:style-name="T34">2</text:span>. Детали задания, которые могут вызвать спор на защите.</text:p>
      <text:p text:style-name="P6"><text:tab/><text:span text:style-name="T35">1</text:span>. <text:span text:style-name="T21">Если вы подумываете о других вариантах решения.</text:span></text:p>
      <text:p text:style-name="P6"><text:span text:style-name="T21"><text:tab/></text:span><text:span text:style-name="T23">2. Защита от тёмных искусств</text:span></text:p>
      <text:p text:style-name="P11"><text:tab/><text:tab/><text:span text:style-name="T25">1. Так сказано в man.</text:span></text:p>
      <text:p text:style-name="P11"><text:tab/><text:tab/><text:span text:style-name="T24">2. </text:span>Обработка данных типа long long int функцией ft_atoi().</text:p>
      <text:p text:style-name="P11"><text:tab/><text:tab/><text:span text:style-name="T25">3. Систематическая ошибка при вызове strtol() может где-то пригодиться.</text:span></text:p>
      <text:p text:style-name="P16"><text:tab/><text:tab/><text:span text:style-name="T44">4. </text:span><text:span text:style-name="T23">Защита в случаях неопределённого поведения.</text:span></text:p>
      <text:p text:style-name="P10"><text:span text:style-name="T34">3</text:span>. Существующие системы тестирования для этой функции.</text:p>
      <text:p text:style-name="P10"/>
      <text:p text:style-name="P42">## Достаточная формулировка</text:p>
      <text:p text:style-name="P3">### Общая формулировка задания.</text:p>
      <text:p text:style-name="P14">«Day 03»:</text:p>
      <text:p text:style-name="P14">&gt; •Reproduce the behavior of the functionatoi(man atoi)</text:p>
      <text:p text:style-name="P14">&gt; •Here’s how it should be prototyped:</text:p>
      <text:p text:style-name="P14">&gt;&gt; (Перевод) <text:s/></text:p>
      <text:p text:style-name="P33"><text:span text:style-name="T2">&gt;&gt; </text:span><text:span text:style-name="T12">• Воспроизвести поведение функционата (man atoi)<text:line-break/></text:span><text:span text:style-name="T6">&gt;&gt; </text:span><text:span text:style-name="T12">• Вот как это должно быть прототипировано:</text:span></text:p>
      <text:p text:style-name="P14">&gt; </text:p>
      <text:p text:style-name="P14">~~~C</text:p>
      <text:p text:style-name="P14">int<text:tab/>ft_atoi(char *str);</text:p>
      <text:p text:style-name="P14">~~~</text:p>
      <text:p text:style-name="P14"/>
      <text:p text:style-name="P14">___</text:p>
      <text:p text:style-name="P14">«libft» <text:s/></text:p>
      <text:p text:style-name="P19"><text:span text:style-name="T1">&gt; </text:span>The aim of this project is to code a C library regrouping usual functions that you’ll be allowed to use in all your other projects.</text:p>
      <text:p text:style-name="P14"><text:soft-page-break/>&gt; In this first part, you must re-code a set of the lib c functions, as defined in their man. Your functions will need to present the same prototype and behaviors as the originals. Your functions’ names must be prefixed by “ft_”. For instance strlen becomes ft_strlen.</text:p>
      <text:p text:style-name="P14">&gt;&gt; (Перевод) <text:s/></text:p>
      <text:p text:style-name="P33"><text:span text:style-name="T6">&gt;&gt; </text:span><text:span text:style-name="T12">Целью этого проекта является кодирование библиотеки C, объединяющей обычные функции, которые вам будет разрешено использовать во всех других ваших проектах.<text:line-break/></text:span><text:span text:style-name="T6">&gt;&gt; </text:span><text:span text:style-name="T12">В этой первой части вы должны перекодировать набор функций libc, как определено в их описании. Ваши функции должны будут представлять тот же прототип и поведение, что и оригиналы. Названия ваших функций должны начинаться с префикса «ft_». Например, strlen </text:span><text:span text:style-name="T13">становится </text:span><text:span text:style-name="T12">ft_strlen.</text:span></text:p>
      <text:p text:style-name="P26"/>
      <text:p text:style-name="P14"><text:span text:style-name="T14">Её обычно достаточно, но ввиду большого распространения систем тестирования [libftest](https://github.com/jtoty/Libftest) и [42filechecker](https://github.com/jgigault/42FileChecker) – две наиболее известные; теперь также в силу [данной статьи](</text:span><text:a xlink:type="simple" xlink:href="https://forum.intra.42.fr/topics/19883/messages" text:style-name="Internet_20_link" text:visited-style-name="Visited_20_Internet_20_Link">https://forum.intra.42.fr/topics/19883/messages</text:a><text:span text:style-name="T14">) появились поводы для споров и чуть больше шансов столкнуться с токсичным поведением проверяющих, одним из которых можете оказаться и вы. На этот случаю предлашаю прочесть следующий подраздел.</text:span></text:p>
      <text:p text:style-name="P22"/>
      <text:p text:style-name="P2"/>
      <text:p text:style-name="P14"/>
      <text:p text:style-name="P22"/>
      <text:p text:style-name="P22"/>
      <text:p text:style-name="P14"><text:span text:style-name="T14">### </text:span><text:span text:style-name="T15">Коротко о главном. Этого достаточно, чтобы пройти тест Moulinette и grademe.</text:span></text:p>
      <text:p text:style-name="P17"><text:span text:style-name="T15">Е</text:span><text:span text:style-name="T12">сли в сейчас на бассейне, то этого вам хватит, чтобы написать функцию на экзамене (после команды `</text:span><text:span text:style-name="T15">grademe</text:span><text:span text:style-name="T12">`) или для сдачи </text:span><text:span text:style-name="T15">Moulinette.</text:span></text:p>
      <text:p text:style-name="P23"/>
      <text:p text:style-name="P17"><text:span text:style-name="T15">Р</text:span><text:span text:style-name="T12">абота функции раскладывается на </text:span><text:span text:style-name="T16">3</text:span><text:span text:style-name="T12"> этапа: </text:span></text:p>
      <text:p text:style-name="P24">1. Пропустить любое количество пустых начальных символов (<text:span text:style-name="T42">см [isspace()](https://linux.die.net/man/3/isspace)</text:span>)</text:p>
      <text:p text:style-name="P33"><text:span text:style-name="T7">2. </text:span><text:span text:style-name="T8">Если встретился ровно 1 </text:span><text:span text:style-name="T7">знак (`'+'` / `'-'`), </text:span><text:span text:style-name="T8">учесть его для образования выходного результата, сдвинуться дальше</text:span><text:span text:style-name="T7">.</text:span></text:p>
      <text:p text:style-name="P14"><text:span text:style-name="T16">3. Пока есть цифры </text:span><text:span text:style-name="T18">производить преобразование цифр в конечное число</text:span></text:p>
      <text:p text:style-name="P47"/>
      <text:p text:style-name="P20"><text:span text:style-name="T18">#</text:span><text:span text:style-name="T12">## Простой путь.</text:span></text:p>
      <text:p text:style-name="P48">Если вы на бассейне Си, то всё нужное вы уже сделали. Смотрите раздел проверки.</text:p>
      <text:p text:style-name="P20"><text:span text:style-name="T12">Если вы в 42 и хотите без лишних хлопот сделать проходной код, то послушайте что говорят вокруг о проходном коде и сделаёте так. В мой год</text:span><text:span text:style-name="T20"> самы простой способ избежать споров по заданию – удволевторить условиям систем тестирования, прочесть ту статью. Разобрались, сделали – 75%, что сдали.</text:span></text:p>
      <text:p text:style-name="P47"/>
      <text:p text:style-name="P8"><text:span text:style-name="T24">## </text:span>Детали задания, которые могут вызвать спор на защите.</text:p>
      <text:p text:style-name="P46"/>
      <text:p text:style-name="P15"><text:span text:style-name="T14">### </text:span><text:span text:style-name="T21">Если вы подумываете о других вариантах решения.</text:span></text:p>
      <text:p text:style-name="P18"><text:span text:style-name="T17">Самый простой не значит единственно верный. Да, есть другие способы. Формально они верны, но отличаются от наиболее популярного. Это может порадовать вас, развивать вас и окружающих, но</text:span><text:span text:style-name="T21"> </text:span><text:span text:style-name="T17">узнать и рассказать о других вариантах может стоит</text:span><text:span text:style-name="T22">ь</text:span><text:span text:style-name="T17"> вам баллов при сдаче, и понимания окружающих</text:span><text:span text:style-name="T21">. </text:span><text:span text:style-name="T17">Правоту придётся доказывать</text:span><text:span text:style-name="T21">. Это помогает развивать мягкие навыки, но и приносит напряжение и усталость. </text:span><text:span text:style-name="T17">Возможно другие варианты вам просто не понравяться, но знать что они есть, сделает вас более развитым, и возможно снизит градус токсичности. Решайте сами. </text:span></text:p>
      <text:p text:style-name="P16"><text:span text:style-name="T14">### </text:span><text:span text:style-name="T23">Защита от тёмных искусств</text:span></text:p>
      <text:p text:style-name="P12"><text:span text:style-name="T14">###</text:span><text:span text:style-name="T21">#</text:span><text:span text:style-name="T14"> </text:span><text:span text:style-name="T24">Нюансы задания, которые становятся очевидны <text:s/>не сразу.</text:span></text:p>
      <text:p text:style-name="P20">Итак вы решили принять красную таблетку.</text:p>
      <text:p text:style-name="P13"><text:span text:style-name="T14">###</text:span><text:span text:style-name="T17">#</text:span><text:span text:style-name="T25"> Так сказано в man.</text:span></text:p>
      <text:p text:style-name="P34"><text:span text:style-name="T3">Да, в самом деле, в рукводстве на компьютерах в кластерах Школы сказано, что вызов atoi(</text:span><text:span text:style-name="T11">nptr</text:span><text:span text:style-name="T3">) эквивалентен вызову </text:span>strtol(nptr, NULL, 10). </text:p>
      <text:p text:style-name="P51"><text:soft-page-break/>А этот пункт </text:p>
      <text:p text:style-name="P34"><text:span text:style-name="T36">&gt; </text:span><text:span text:style-name="T37">errno is set to </text:span><text:span text:style-name="T38">ERANGE</text:span></text:p>
      <text:p text:style-name="P52"/>
      <text:p text:style-name="P35">Вы тоже будете повторять в поведении функции? Особенно <text:span text:style-name="T41">инетерсено это в том плане, что переменная <text:s/></text:span><text:span text:style-name="T39">errno </text:span><text:span text:style-name="T41">глобальная, а она запрещена в проекте libft, а Нормы требуют </text:span></text:p>
      <text:p text:style-name="P53">&gt; • Any use of global variable must be justifiable.</text:p>
      <text:p text:style-name="P53">&gt;&gt; (Перевод)</text:p>
      <text:p text:style-name="P36"><text:span text:style-name="T40">&gt;&gt; </text:span><text:span text:style-name="T37">• </text:span><text:span text:style-name="T19">Любое использование глобальной переменной должно быть оправданным.</text:span></text:p>
      <text:p text:style-name="P53"/>
      <text:p text:style-name="P34"/>
      <text:p text:style-name="P54">Следует при этом понимать, что значения за пределами множества целых чисел (int) от этого всё равно не имеют верного отображения в результате. Коротко смотрите в таблице, мы упростили пример до работы с двумя битами для atoi и c 4 для strtol и только с неотрицательными числами:</text:p>
      <text:p text:style-name="P27"/>
      <text:p text:style-name="P31"><text:span text:style-name="T29">| <text:tab/></text:span><text:span text:style-name="T33">=</text:span><text:span text:style-name="T28">value</text:span><text:span text:style-name="T33">=</text:span><text:span text:style-name="T28"> </text:span><text:span text:style-name="T27">| <text:tab/>=atoi= | <text:tab/>=</text:span><text:span text:style-name="T28">is the value range correct</text:span><text:span text:style-name="T33">=</text:span><text:span text:style-name="T28"> </text:span><text:span text:style-name="T29">| <text:s/><text:tab/></text:span><text:span text:style-name="T33">=</text:span><text:span text:style-name="T30">strtol</text:span><text:span text:style-name="T33">=</text:span><text:span text:style-name="T30"> </text:span><text:span text:style-name="T29">|</text:span></text:p>
      <text:p text:style-name="P28">| ------------- | ------------- | ------------- | ------------- |</text:p>
      <text:p text:style-name="P27">| 0 | 0 | Yes | 0 |</text:p>
      <text:p text:style-name="P27">| 1 | 1 | Yes | 1 |</text:p>
      <text:p text:style-name="P27">| 2 | 2 | Yes | 2 |</text:p>
      <text:p text:style-name="P27">| 3 | 3 | Yes | 3 |</text:p>
      <text:p text:style-name="P27">| 4 | 0 | No | 4 |</text:p>
      <text:p text:style-name="P27">| 5 | 1 | No | 5 |</text:p>
      <text:p text:style-name="P27">| 6 | 2 | No | 6 |</text:p>
      <text:p text:style-name="P27">| 7 | 3 | No | 7 |</text:p>
      <text:p text:style-name="P27">| 8 | 0 | No | 8 |</text:p>
      <text:p text:style-name="P27">| 9 | 1 | No | 9 |</text:p>
      <text:p text:style-name="P27">| 10 | 2 | No | 10 |</text:p>
      <text:p text:style-name="P27">| 11 | 3 | No | 11 |</text:p>
      <text:p text:style-name="P27">| 12 | 0 | No | 12 |</text:p>
      <text:p text:style-name="P27">| 13 | 1 | No | 13 |</text:p>
      <text:p text:style-name="P27">| 14 | 2 | No | 14 |</text:p>
      <text:p text:style-name="P27">| 15 | 3 | No | 15 |</text:p>
      <text:p text:style-name="P27">| 16 | 0 | No | 16 |</text:p>
      <text:p text:style-name="P27"/>
      <text:p text:style-name="P32"><text:span text:style-name="T31">Итак, функция заданная работать с int не может отобразить числа за пределами этого множества. </text:span><text:span text:style-name="T32">Да, если вызов atoi(nptr) равен вызову strtol(nptr, NULL, 10), то ошибка отображения будет регулярной, но при этому будет ошибкой. Если хотите знать, если функция расчитана на определённые входные параметры, то на них она гарантиоровано работает точно, а вот за пределами этих значений гарантиий нет. Как в этом убедиться? – <text:s/>Стандарт Си. Смотрите также что такое “неопределённое поведение”.</text:span></text:p>
      <text:p text:style-name="P29"/>
      <text:p text:style-name="P29">Man – есть подмножество Стандарта Си. Отсюда все границы, заданные в Стандарте также являются и границами man, наоброт неверно. </text:p>
      <text:p text:style-name="P25"/>
      <text:p text:style-name="P37"><text:span text:style-name="T9">###</text:span><text:span text:style-name="T10">#</text:span><text:span text:style-name="T9"> </text:span><text:span text:style-name="T6">Обработка данных типа long long int функцией ft_atoi().</text:span></text:p>
      <text:p text:style-name="P16"><text:span text:style-name="T14">###</text:span><text:span text:style-name="T17"># </text:span><text:span text:style-name="T23">Защита в случаях неопределённого поведения.</text:span></text:p>
      <text:p text:style-name="P49"/>
      <text:p text:style-name="P30"><text:span text:style-name="T9">## </text:span><text:span text:style-name="T6">Существующие системы тестирования для этой функции.</text:span></text:p>
      <text:p text:style-name="P38"><text:span text:style-name="T6">С</text:span><text:span text:style-name="T5">уществующие системы тестирования предполагают вполне определённый код, но вы могли написать его с дополнительными условиями. Всего лишь одно дополнительное ветвление потока и вы можете получить необычное поведение. Тогда его трудно будет пороверить стандартными методами, ориентированными на самый распространённый вариант. В этом случае хорошо бы вам лично проверить </text:span><text:soft-page-break/><text:span text:style-name="T5">соотвествует ли поведение вашей функции тому, которое вы ожидали, может быть даже на всём множестве входных значений. <text:s text:c="2"/></text:span></text:p>
      <text:p text:style-name="P38"><text:span text:style-name="T5">Стандартных систем тестирования этой функции для 42 много. Я уже упоминал о наиболее популярных из них: </text:span><text:span text:style-name="T9">[libftest](https://github.com/jtoty/Libftest) и [42filechecker](</text:span><text:a xlink:type="simple" xlink:href="https://github.com/jgigault/42FileChecker" text:style-name="Internet_20_link" text:visited-style-name="Visited_20_Internet_20_Link">https://github.com/jgigault/42FileChecker</text:a><text:span text:style-name="T9">). </text:span><text:span text:style-name="T5">Но в общем-то никто не запрещает вам написать свои тесты. Надеюсь кто-то или, если будет время я, напишу статью по тестированию. Пока же всё.</text:span></text:p>
      <text:p text:style-name="P50"/>
      <text:p text:style-name="P50">Желаю вам удовольствия от разработки программ и здравомыслия в окружающих вас людях.</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sans-serif" svg:font-family="sans-serif"/>
    <style:font-face style:name="serif" svg:font-family="serif"/>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4T22:36:38.621236104</meta:creation-date>
    <dc:date>2019-04-06T22:42:49.003390099</dc:date>
    <meta:editing-duration>PT5H10M24S</meta:editing-duration>
    <meta:editing-cycles>19</meta:editing-cycles>
    <meta:generator>LibreOffice/5.1.6.2$Linux_X86_64 LibreOffice_project/10m0$Build-2</meta:generator>
    <meta:document-statistic meta:table-count="0" meta:image-count="0" meta:object-count="0" meta:page-count="4" meta:paragraph-count="89" meta:word-count="1234" meta:character-count="8045" meta:non-whitespace-character-count="6856"/>
  </office:meta>
</office:document-meta>
</file>